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caa4d" officeooo:paragraph-rsid="001caa4d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1caa4d" officeooo:paragraph-rsid="001caa4d" style:font-size-asian="15pt" style:font-size-complex="15pt"/>
    </style:style>
    <style:style style:name="P3" style:family="paragraph" style:parent-style-name="Standard" style:list-style-name="L3">
      <style:paragraph-properties fo:text-align="start" style:justify-single-word="false"/>
      <style:text-properties fo:font-size="12pt" officeooo:rsid="001caa4d" officeooo:paragraph-rsid="001caa4d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officeooo:rsid="001f12fb" officeooo:paragraph-rsid="0021263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f12fb" officeooo:paragraph-rsid="001f12fb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officeooo:rsid="00212639" officeooo:paragraph-rsid="00212639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12639" officeooo:paragraph-rsid="00212639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3d70d" officeooo:paragraph-rsid="0023d70d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1f12fb" officeooo:paragraph-rsid="001f12fb" style:font-size-asian="10.5pt" style:font-size-complex="12pt"/>
    </style:style>
    <style:style style:name="T1" style:family="text">
      <style:text-properties officeooo:rsid="001dba81"/>
    </style:style>
    <style:style style:name="T2" style:family="text">
      <style:text-properties officeooo:rsid="00212639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12639"/>
    </style:style>
    <style:style style:name="T5" style:family="text">
      <style:text-properties style:text-underline-style="none" officeooo:rsid="0023d70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<text:span text:style-name="T1">S</text:span>treamer Audioresamplex</text:p>
      <text:p text:style-name="P1"/>
      <text:list xml:id="list8167903356083778285" text:style-name="L3">
        <text:list-item>
          <text:p text:style-name="P3"/>
        </text:list-item>
      </text:list>
      <text:p text:style-name="P2"/>
      <text:list xml:id="list65885912168100234" text:style-name="L1">
        <text:list-item>
          <text:p text:style-name="P4">Resampling <text:span text:style-name="T2">m</text:span>ethod<text:span text:style-name="T2">s</text:span> :<text:span text:style-name="T3"> </text:span></text:p>
          <text:p text:style-name="P4"><text:span text:style-name="T4"/></text:p>
          <text:p text:style-name="P4"><text:span text:style-name="T4">- GST_AUDIO_RESAMPLER_METHOD_NEAREST: Duplicates the samples when upsampling and drops when downsampling.</text:span></text:p>
          <text:p text:style-name="P4"><text:span text:style-name="T4"/></text:p>
          <text:p text:style-name="P6"><text:span text:style-name="T3">- GST_AUDIO_RESAMPLER_METHOD_LINEAR: Uses linear interpolation to reconstruct missing samples and averaging to downsample.</text:span></text:p>
          <text:p text:style-name="P6"><text:span text:style-name="T3"/></text:p>
          <text:p text:style-name="P6"><text:span text:style-name="T3">- GST_AUDIO_RESAMPLER_METHOD_CUBIC: Uses cubic interpolation.</text:span></text:p>
        </text:list-item>
      </text:list>
      <text:p text:style-name="P7"><text:span text:style-name="T3"><text:tab/><text:tab/></text:span><text:span text:style-name="T5">Subdivided into: - Hermite</text:span></text:p>
      <text:p text:style-name="P8"><text:span text:style-name="T3"><text:tab/><text:tab/><text:tab/><text:tab/> <text:s text:c="3"/>- Spline</text:span></text:p>
      <text:p text:style-name="P8"><text:span text:style-name="T3"><text:tab/><text:tab/><text:tab/><text:tab/> <text:s text:c="3"/>- Catmull-Rom</text:span></text:p>
      <text:list xml:id="list155943234034074" text:continue-numbering="true" text:style-name="L1">
        <text:list-header>
          <text:p text:style-name="P6"><text:span text:style-name="T3"/></text:p>
          <text:p text:style-name="P6"><text:span text:style-name="T3">- GST_AUDIO_RESAMPLER_METHOD_BLACKMAN_NUTTALL: Uses Blackman-Nuttall windowed sinc interpolation.</text:span></text:p>
          <text:p text:style-name="P6"><text:span text:style-name="T3"/></text:p>
          <text:p text:style-name="P6"><text:span text:style-name="T3">- GST_AUDIO_RESAMPLER_METHOD_KAISER: Uses Kaiser windowed sinc interpolation.</text:span></text:p>
        </text:list-header>
      </text:list>
      <text:p text:style-name="P5"/>
      <text:p text:style-name="P9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5:46:21.632288135</meta:creation-date>
    <dc:date>2018-07-10T15:59:41.634762216</dc:date>
    <meta:editing-duration>PT13M16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68" meta:character-count="588" meta:non-whitespace-character-count="519"/>
  </office:meta>
</office:document-meta>
</file>